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vertical-align="middle" draw:auto-grow-height="false" fo:min-height="0.954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2.092cm" fo:min-width="2.825cm"/>
    </style:style>
    <style:style style:name="gr4" style:family="graphic" style:parent-style-name="standard">
      <style:graphic-properties draw:fill="none" draw:textarea-vertical-align="middle" draw:auto-grow-height="false" fo:min-height="2.207cm" fo:min-width="0cm"/>
    </style:style>
    <style:style style:name="gr5" style:family="graphic" style:parent-style-name="standard">
      <style:graphic-properties draw:fill="none" draw:textarea-vertical-align="middle" draw:auto-grow-height="false" fo:min-height="1.58cm" fo:min-width="0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Liberation Mon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0000ff" style:font-name="Liberation Mono"/>
    </style:style>
    <style:style style:name="T2" style:family="text">
      <style:text-properties style:font-name="Liberation Mono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931cm" svg:height="12.491cm" svg:x="7.064cm" svg:y="2.905cm">
          <draw:text-box>
            <text:p text:style-name="P1"><text:span text:style-name="T1">1</text:span></text:p>
            <text:p text:style-name="P1"><text:span text:style-name="T2">1</text:span><text:span text:style-name="T1">0</text:span></text:p>
            <text:p text:style-name="P1"><text:span text:style-name="T2">1</text:span><text:span text:style-name="T1">1</text:span></text:p>
            <text:p text:style-name="P1"><text:span text:style-name="T2">10</text:span><text:span text:style-name="T1">0</text:span></text:p>
            <text:p text:style-name="P1"><text:span text:style-name="T2">10</text:span><text:span text:style-name="T1">1</text:span></text:p>
            <text:p text:style-name="P1"><text:span text:style-name="T2">11</text:span><text:span text:style-name="T1">0</text:span></text:p>
            <text:p text:style-name="P1"><text:span text:style-name="T2">11</text:span><text:span text:style-name="T1">1</text:span></text:p>
            <text:p text:style-name="P1"><text:span text:style-name="T2">100</text:span><text:span text:style-name="T1">0</text:span></text:p>
            <text:p text:style-name="P1"><text:span text:style-name="T2">...</text:span></text:p>
            <text:p text:style-name="P1"><text:span text:style-name="T2">111</text:span><text:span text:style-name="T1">1</text:span></text:p>
            <text:p text:style-name="P1"><text:span text:style-name="T2">...</text:span></text:p>
            <text:p text:style-name="P1"><text:span text:style-name="T2"><text:s/></text:span><text:span text:style-name="T2">1000000</text:span><text:span text:style-name="T1">0</text:span></text:p>
            <text:p text:style-name="P1"><text:span text:style-name="T2">...</text:span></text:p>
            <text:p text:style-name="P1"><text:span text:style-name="T2"><text:s/></text:span><text:span text:style-name="T2">1111111</text:span><text:span text:style-name="T1">1</text:span></text:p>
            <text:p text:style-name="P1"><text:span text:style-name="T2">10000000</text:span><text:span text:style-name="T1">0</text:span></text:p>
            <text:p text:style-name="P1"><text:span text:style-name="T2">...</text:span></text:p>
            <text:p text:style-name="P1"><text:span text:style-name="T2">10010110</text:span><text:span text:style-name="T1">0</text:span></text:p>
          </draw:text-box>
        </draw:frame>
        <draw:custom-shape draw:style-name="gr2" draw:text-style-name="P3" draw:layer="layout" svg:width="0.508cm" svg:height="1.27cm" svg:x="11.001cm" svg:y="3.7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3" draw:layer="layout" svg:width="3.683cm" svg:height="12.7cm" svg:x="6.683cm" svg:y="2.9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08cm" svg:height="2.591cm" svg:x="11.002cm" svg:y="5.1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11.003cm" svg:y="7.9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11.004cm" svg:y="10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11.004cm" svg:y="13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4" draw:layer="layout" svg:width="2.995cm" svg:height="1.114cm" svg:x="11.636cm" svg:y="3.823cm">
          <draw:text-box>
            <text:p>2 · log<text:span text:style-name="T3">2</text:span> 2</text:p>
          </draw:text-box>
        </draw:frame>
        <draw:frame draw:style-name="gr1" draw:text-style-name="P4" draw:layer="layout" svg:width="2.995cm" svg:height="1.114cm" svg:x="11.637cm" svg:y="6.023cm">
          <draw:text-box>
            <text:p>4 · log<text:span text:style-name="T3">2</text:span> 4</text:p>
          </draw:text-box>
        </draw:frame>
        <draw:frame draw:style-name="gr1" draw:text-style-name="P4" draw:layer="layout" svg:width="2.995cm" svg:height="1.114cm" svg:x="11.637cm" svg:y="8.423cm">
          <draw:text-box>
            <text:p>8 · log<text:span text:style-name="T3">2</text:span> 8</text:p>
          </draw:text-box>
        </draw:frame>
        <draw:frame draw:style-name="gr1" draw:text-style-name="P4" draw:layer="layout" svg:width="4.401cm" svg:height="1.114cm" svg:x="11.637cm" svg:y="11.523cm">
          <draw:text-box>
            <text:p>128 · log<text:span text:style-name="T3">2</text:span> 128</text:p>
          </draw:text-box>
        </draw:frame>
        <draw:frame draw:style-name="gr1" draw:text-style-name="P4" draw:layer="layout" svg:width="4.049cm" svg:height="1.114cm" svg:x="11.638cm" svg:y="13.523cm">
          <draw:text-box>
            <text:p>45 · log<text:span text:style-name="T3">2</text:span> 256</text:p>
          </draw:text-box>
        </draw:frame>
        <draw:frame draw:style-name="gr1" draw:text-style-name="P2" draw:layer="layout" svg:width="2.026cm" svg:height="12.491cm" svg:x="2.265cm" svg:y="2.906cm">
          <draw:text-box>
            <text:p text:style-name="P1"><text:span text:style-name="T1">1</text:span></text:p>
            <text:p text:style-name="P1"><text:span text:style-name="T2">2</text:span></text:p>
            <text:p text:style-name="P1"><text:span text:style-name="T2">3</text:span></text:p>
            <text:p text:style-name="P1"><text:span text:style-name="T2">4</text:span></text:p>
            <text:p text:style-name="P1"><text:span text:style-name="T2">5</text:span></text:p>
            <text:p text:style-name="P1"><text:span text:style-name="T2">6</text:span></text:p>
            <text:p text:style-name="P1"><text:span text:style-name="T2">7</text:span></text:p>
            <text:p text:style-name="P1"><text:span text:style-name="T2">8</text:span></text:p>
            <text:p text:style-name="P1"><text:span text:style-name="T2">...</text:span></text:p>
            <text:p text:style-name="P1"><text:span text:style-name="T2">15</text:span></text:p>
            <text:p text:style-name="P1"><text:span text:style-name="T2">...</text:span></text:p>
            <text:p text:style-name="P1"><text:span text:style-name="T2"><text:s/></text:span><text:span text:style-name="T2">128</text:span></text:p>
            <text:p text:style-name="P1"><text:span text:style-name="T2">...</text:span></text:p>
            <text:p text:style-name="P1"><text:span text:style-name="T2"><text:s/></text:span><text:span text:style-name="T2">255</text:span></text:p>
            <text:p text:style-name="P1"><text:span text:style-name="T2">256</text:span></text:p>
            <text:p text:style-name="P1"><text:span text:style-name="T2">...</text:span></text:p>
            <text:p text:style-name="P1"><text:span text:style-name="T2">300</text:span></text:p>
          </draw:text-box>
        </draw:frame>
        <draw:custom-shape draw:style-name="gr2" draw:text-style-name="P3" draw:layer="layout" svg:width="0.508cm" svg:height="1.27cm" svg:x="4.302cm" svg:y="3.7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3" draw:layer="layout" svg:width="0.508cm" svg:height="2.591cm" svg:x="4.303cm" svg:y="5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4.304cm" svg:y="7.9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4.305cm" svg:y="10.9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3" draw:layer="layout" svg:width="0.508cm" svg:height="1.93cm" svg:x="4.305cm" svg:y="13.0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2T16:31:55.941000000</meta:creation-date>
    <dc:date>2021-04-22T16:54:03.776000000</dc:date>
    <meta:editing-duration>PT1M37S</meta:editing-duration>
    <meta:editing-cycles>1</meta:editing-cycles>
    <meta:document-statistic meta:object-count="18"/>
    <meta:generator>LibreOffice/6.3.2.2$Windows_X86_64 LibreOffice_project/98b30e735bda24bc04ab42594c85f7fd8be07b9c</meta:generator>
  </office:meta>
</office:document-meta>
</file>